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L" style:family="table-column">
      <style:table-column-properties style:column-width="1.418cm" style:rel-column-width="5464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fo:language="ru" fo:country="RU" officeooo:rsid="000c9f2e" officeooo:paragraph-rsid="000c9f2e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 officeooo:rsid="000da11a" officeooo:paragraph-rsid="000da11a"/>
    </style:style>
    <style:style style:name="P4" style:family="paragraph" style:parent-style-name="Table_20_Contents">
      <style:text-properties officeooo:rsid="000d9e49" officeooo:paragraph-rsid="000d9e49"/>
    </style:style>
    <style:style style:name="P5" style:family="paragraph" style:parent-style-name="Standard">
      <style:text-properties officeooo:paragraph-rsid="000d8b3c"/>
    </style:style>
    <style:style style:name="P6" style:family="paragraph" style:parent-style-name="Standard">
      <style:text-properties officeooo:rsid="000e0196" officeooo:paragraph-rsid="000e0196"/>
    </style:style>
    <style:style style:name="P7" style:family="paragraph" style:parent-style-name="Standard">
      <style:text-properties officeooo:rsid="000e0196" officeooo:paragraph-rsid="000f8f69"/>
    </style:style>
    <style:style style:name="P8" style:family="paragraph" style:parent-style-name="Standard">
      <style:text-properties officeooo:rsid="000f8f69" officeooo:paragraph-rsid="000f8f69"/>
    </style:style>
    <style:style style:name="P9" style:family="paragraph" style:parent-style-name="Standard">
      <style:text-properties officeooo:rsid="00114be2" officeooo:paragraph-rsid="00114be2"/>
    </style:style>
    <style:style style:name="P10" style:family="paragraph" style:parent-style-name="Standard">
      <style:text-properties officeooo:rsid="00128509" officeooo:paragraph-rsid="00128509"/>
    </style:style>
    <style:style style:name="P11" style:family="paragraph" style:parent-style-name="Standard">
      <style:text-properties officeooo:rsid="001408a4" officeooo:paragraph-rsid="001408a4"/>
    </style:style>
    <style:style style:name="P12" style:family="paragraph" style:parent-style-name="Standard">
      <style:text-properties officeooo:rsid="00168f5f" officeooo:paragraph-rsid="00168f5f"/>
    </style:style>
    <style:style style:name="T1" style:family="text">
      <style:text-properties officeooo:rsid="000da11a"/>
    </style:style>
    <style:style style:name="T2" style:family="text">
      <style:text-properties officeooo:rsid="000e0196"/>
    </style:style>
    <style:style style:name="T3" style:family="text">
      <style:text-properties officeooo:rsid="000f8f69"/>
    </style:style>
    <style:style style:name="T4" style:family="text">
      <style:text-properties officeooo:rsid="00114be2"/>
    </style:style>
    <style:style style:name="T5" style:family="text">
      <style:text-properties officeooo:rsid="00131c3e"/>
    </style:style>
    <style:style style:name="T6" style:family="text">
      <style:text-properties officeooo:rsid="0014e2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Вариант</text:p>
          </table:table-cell>
          <table:table-cell table:style-name="Table1.A1" office:value-type="string">
            <text:p text:style-name="P1">40</text:p>
          </table:table-cell>
        </table:table-row>
        <table:table-row>
          <table:table-cell table:style-name="Table1.A1" office:value-type="string">
            <text:p text:style-name="P1">Объект</text:p>
          </table:table-cell>
          <table:table-cell table:style-name="Table1.A1" office:value-type="string">
            <text:p text:style-name="P2">отдел испытаний машиностроительного предприятия</text:p>
          </table:table-cell>
        </table:table-row>
        <table:table-row>
          <table:table-cell table:style-name="Table1.A1" office:value-type="string">
            <text:p text:style-name="P2">Форма здания, этажи, суммарная</text:p>
            <text:p text:style-name="P2">площадь помещений в квадратных</text:p>
            <text:p text:style-name="P2">метрах</text:p>
          </table:table-cell>
          <table:table-cell table:style-name="Table1.A1" office:value-type="string">
            <text:p text:style-name="P2">вытянутая прямоугольная (с соотношением сторон 1:4), <text:span text:style-name="T1">1, 100</text:span></text:p>
          </table:table-cell>
        </table:table-row>
        <table:table-row>
          <table:table-cell table:style-name="Table1.A1" office:value-type="string">
            <text:p text:style-name="P2">Количество стационарных пользователей, количество стационарных подключений, количество мобильных подключений</text:p>
          </table:table-cell>
          <table:table-cell table:style-name="Table1.A1" office:value-type="string">
            <text:p text:style-name="P3">11, 20, 20</text:p>
          </table:table-cell>
        </table:table-row>
        <table:table-row>
          <table:table-cell table:style-name="Table1.A1" office:value-type="string">
            <text:p text:style-name="P2">Сервисы</text:p>
          </table:table-cell>
          <table:table-cell table:style-name="Table1.A1" office:value-type="string">
            <text:p text:style-name="P2">файловый сервер NTFS/SMB для внутреннего использования</text:p>
          </table:table-cell>
        </table:table-row>
        <table:table-row>
          <table:table-cell table:style-name="Table1.A1" office:value-type="string">
            <text:p text:style-name="P2">Прочие оконечные устройства</text:p>
          </table:table-cell>
          <table:table-cell table:style-name="Table1.A1" office:value-type="string">
            <text:p text:style-name="P2">Принтеры, сетевые принтеры</text:p>
          </table:table-cell>
        </table:table-row>
        <table:table-row>
          <table:table-cell table:style-name="Table1.A1" office:value-type="string">
            <text:p text:style-name="P2">Подключение к Internet</text:p>
          </table:table-cell>
          <table:table-cell table:style-name="Table1.A1" office:value-type="string">
            <text:p text:style-name="P3">2X Gigabit Ethernet: витая пара</text:p>
          </table:table-cell>
        </table:table-row>
        <table:table-row>
          <table:table-cell table:style-name="Table1.A1" office:value-type="string">
            <text:p text:style-name="P2">Внешняя адресация IPv4,</text:p>
            <text:p text:style-name="P2">внутренняя адресация IPv4,</text:p>
            <text:p text:style-name="P2">адресация IPv6</text:p>
          </table:table-cell>
          <table:table-cell table:style-name="Table1.A1" office:value-type="string">
            <text:p text:style-name="P2">непосредственного подключения к провайдеру нет, приватная подсеть, взаимодействие в рамках внутренней сети</text:p>
          </table:table-cell>
        </table:table-row>
        <table:table-row>
          <table:table-cell table:style-name="Table1.A1" office:value-type="string">
            <text:p text:style-name="P2">Безопасность</text:p>
          </table:table-cell>
          <table:table-cell table:style-name="Table1.A1" office:value-type="string">
            <text:p text:style-name="P2">физическая защита сетевого оборудования</text:p>
          </table:table-cell>
        </table:table-row>
        <table:table-row>
          <table:table-cell table:style-name="Table1.A1" office:value-type="string">
            <text:p text:style-name="P2">Надежность</text:p>
          </table:table-cell>
          <table:table-cell table:style-name="Table1.A1" office:value-type="string">
            <text:p text:style-name="P2">защита от повышенной влажности</text:p>
          </table:table-cell>
        </table:table-row>
        <table:table-row>
          <table:table-cell table:style-name="Table1.A1" office:value-type="string">
            <text:p text:style-name="P2">Финансы</text:p>
          </table:table-cell>
          <table:table-cell table:style-name="Table1.A1" office:value-type="string">
            <text:p text:style-name="P2">полноценная коммерческая сеть</text:p>
          </table:table-cell>
        </table:table-row>
        <table:table-row>
          <table:table-cell table:style-name="Table1.A1" office:value-type="string">
            <text:p text:style-name="P1">Производитель сетевого оборудования</text:p>
          </table:table-cell>
          <table:table-cell table:style-name="Table1.A1" office:value-type="string">
            <text:p text:style-name="P2">условный заказчик не уверен</text:p>
          </table:table-cell>
        </table:table-row>
        <table:table-row>
          <table:table-cell table:style-name="Table1.A1" office:value-type="string">
            <text:p text:style-name="P1">Дополнительное требование заказчика</text:p>
          </table:table-cell>
          <table:table-cell table:style-name="Table1.A1" office:value-type="string">
            <text:p text:style-name="P2">нет</text:p>
          </table:table-cell>
        </table:table-row>
      </table:table>
      <text:p text:style-name="Standard"/>
      <text:p text:style-name="P12">Если возможно, использовать одну из подсетей из лабораторных работ.</text:p>
      <text:p text:style-name="Standard"/>
      <table:table table:name="Table2" table:style-name="Table2">
        <table:table-column table:style-name="Table2.A" table:number-columns-repeated="11"/>
        <table:table-column table:style-name="Table2.L"/>
        <table:table-row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B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D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F</text:p>
          </table:table-cell>
          <table:table-cell table:style-name="Table2.A1" office:value-type="string">
            <text:p text:style-name="P4">G</text:p>
          </table:table-cell>
          <table:table-cell table:style-name="Table2.A1" office:value-type="string">
            <text:p text:style-name="P4">H</text:p>
          </table:table-cell>
          <table:table-cell table:style-name="Table2.A1" office:value-type="string">
            <text:p text:style-name="P4">I</text:p>
          </table:table-cell>
          <table:table-cell table:style-name="Table2.A1" office:value-type="string">
            <text:p text:style-name="P4">J</text:p>
          </table:table-cell>
          <table:table-cell table:style-name="Table2.A1" office:value-type="string">
            <text:p text:style-name="P4">K</text:p>
          </table:table-cell>
          <table:table-cell table:style-name="Table2.A1" office:value-type="string">
            <text:p text:style-name="P4">L</text:p>
          </table:table-cell>
        </table:table-row>
        <table:table-row>
          <table:table-cell table:style-name="Table2.A1" office:value-type="string">
            <text:p text:style-name="Table_20_Contents">i1</text:p>
          </table:table-cell>
          <table:table-cell table:style-name="Table2.A1" office:value-type="string">
            <text:p text:style-name="Table_20_Contents">l, 1, 100</text:p>
          </table:table-cell>
          <table:table-cell table:style-name="Table2.A1" office:value-type="string">
            <text:p text:style-name="Table_20_Contents">11, 20, 20</text:p>
          </table:table-cell>
          <table:table-cell table:style-name="Table2.A1" office:value-type="string">
            <text:p text:style-name="Table_20_Contents">f</text:p>
          </table:table-cell>
          <table:table-cell table:style-name="Table2.A1" office:value-type="string">
            <text:p text:style-name="Table_20_Contents">p, np</text:p>
          </table:table-cell>
          <table:table-cell table:style-name="Table2.A1" office:value-type="string">
            <text:p text:style-name="Table_20_Contents">2x c1ge</text:p>
          </table:table-cell>
          <table:table-cell table:style-name="Table2.A1" office:value-type="string">
            <text:p text:style-name="Table_20_Contents">-, l, l</text:p>
          </table:table-cell>
          <table:table-cell table:style-name="Table2.A1" office:value-type="string">
            <text:p text:style-name="Table_20_Contents">pp</text:p>
          </table:table-cell>
          <table:table-cell table:style-name="Table2.A1" office:value-type="string">
            <text:p text:style-name="Table_20_Contents">h</text:p>
          </table:table-cell>
          <table:table-cell table:style-name="Table2.A1" office:value-type="string">
            <text:p text:style-name="Table_20_Contents">c</text:p>
          </table:table-cell>
          <table:table-cell table:style-name="Table2.A1" office:value-type="string">
            <text:p text:style-name="Table_20_Contents">?</text:p>
          </table:table-cell>
          <table:table-cell table:style-name="Table2.A1" office:value-type="string">
            <text:p text:style-name="Table_20_Contents">-</text:p>
          </table:table-cell>
        </table:table-row>
      </table:table>
      <text:p text:style-name="P5"/>
      <text:p text:style-name="P5"/>
      <text:p text:style-name="P6">1. Пропорциональность разделов</text:p>
      <text:p text:style-name="P5"><text:tab/><text:span text:style-name="T2">Введение = 1 стр</text:span></text:p>
      <text:p text:style-name="P6">курсовая миимум 20 страниц</text:p>
      <text:p text:style-name="P6">следовательно если 10 страниц должно быть функциональное проектирование, то остальные 3 раздела остаются на 8 страниц </text:p>
      <text:p text:style-name="P6"/>
      <text:p text:style-name="P6">2. Заполняемость страниц <text:span text:style-name="T3">половина и больше</text:span></text:p>
      <text:p text:style-name="P7"/>
      <text:p text:style-name="P8">3. Плагиат == доработка</text:p>
      <text:p text:style-name="P8"/>
      <text:p text:style-name="P8">Иронично, но 20% плагиата допустимо.</text:p>
      <text:p text:style-name="P8"/>
      <text:p text:style-name="P10">4 . Если шрифт не Times new roman 14 – ban (исключение кода, в таблицах шрифт может быть уменьшен)</text:p>
      <text:p text:style-name="P10"/>
      <text:p text:style-name="P10">5. Межстрочный интервал = 1 иначе бан<text:line-break/><text:line-break/>6. Поля 20 сверх, 27 сниз, 30 слева, 15 справа – иначе бан</text:p>
      <text:p text:style-name="P8"/>
      <text:p text:style-name="P10">7. Невыполнение одного пункта -- бан</text:p>
      <text:p text:style-name="P8"/>
      <text:p text:style-name="P10">8. Чертежи перед сдачей должны быть подписаны, правильно сложены и подшиты. Дата создания чертежа (когда расписался <text:span text:style-name="T5">прим 17.06.03</text:span>).</text:p>
      <text:p text:style-name="P7"><text:soft-page-break/>В введении:</text:p>
      <text:p text:style-name="P7">Должно быть написано для любого читателя (введения пользователя в курс дел). + Цели и задачи. (в таком порядке<text:span text:style-name="T3">)</text:span></text:p>
      <text:p text:style-name="P7"/>
      <text:p text:style-name="P8">В обзоре литературе:</text:p>
      <text:p text:style-name="P8">Доказать что вы разобрались в теме. Что новое вы узнали и разобрались при выполнении курсовго проекта. Не надо писать про уже готовые тулзы. Обзор топологии компьютерных сетей (особенно старых) – бан.</text:p>
      <text:p text:style-name="P8"/>
      <text:p text:style-name="P8">Есть четытре подхода:</text:p>
      <text:p text:style-name="P8">1 Технологический – если что-то, что мы не прошли то описание технологии можно добавить. (аля VPN)</text:p>
      <text:p text:style-name="P8">2 Знакомство с объектом (местом работы\объектом проектирования) – описать структуру предприятия, отделы, проявления, какое используется программное обеспечение, кто чем как занимается (особенности)</text:p>
      <text:p text:style-name="P8"/>
      <text:p text:style-name="P8">3 Обзор аналогов – можно сделать скриншот аналогов, описание, если берете ссылку то надо вставить. Только в этом месте можно использовать чужие рисунки.</text:p>
      <text:p text:style-name="P8"/>
      <text:p text:style-name="P8">* <text:span text:style-name="T4">То есть если вы берете фотку из интернета роутера то это плагиат, можно придти в магаз самому сфоткать и тогда будет ваше</text:span></text:p>
      <text:p text:style-name="P8"/>
      <text:p text:style-name="P9">4 Научный (теоретический) – формулы, математика и рассчеты</text:p>
      <text:p text:style-name="P9"/>
      <text:p text:style-name="P11">Всё что выбираете сами – обязательно пояснить. <text:span text:style-name="T6">Чем лучше объяснишь, чем лучше будет мотивация, тем лучше будет результа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4:02:41.355521090</meta:creation-date>
    <dc:date>2023-09-29T13:38:33.649938354</dc:date>
    <meta:editing-duration>PT38M26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2" meta:paragraph-count="77" meta:word-count="407" meta:character-count="2760" meta:non-whitespace-character-count="2419"/>
  </office:meta>
</office:document-meta>
</file>